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ono Prop" svg:font-family="'Latin Modern Mono Prop'"/>
    <style:font-face style:name="Latin Modern Mono Prop1" svg:font-family="'Latin Modern Mono Pro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>
        <style:background-image/>
      </style:table-properties>
    </style:style>
    <style:style style:name="Tableau1.A" style:family="table-column">
      <style:table-column-properties style:column-width="6.668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101cm" fo:border="0.05pt solid #000000" style:writing-mode="page"/>
    </style:style>
    <style:style style:name="Tableau1.A2" style:family="table-cell">
      <style:table-cell-properties fo:padding="0.101cm" fo:border-left="0.05pt solid #000000" fo:border-right="none" fo:border-top="none" fo:border-bottom="none" style:writing-mode="page"/>
    </style:style>
    <style:style style:name="Tableau1.C2" style:family="table-cell">
      <style:table-cell-properties fo:padding="0.101cm" fo:border-left="0.05pt solid #000000" fo:border-right="0.05pt solid #000000" fo:border-top="none" fo:border-bottom="none" style:writing-mode="page"/>
    </style:style>
    <style:style style:name="Tableau1.A3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au1.C3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a39c" officeooo:paragraph-rsid="0006a39c" style:font-weight-asian="bold" style:font-weight-complex="bold"/>
    </style:style>
    <style:style style:name="P2" style:family="paragraph" style:parent-style-name="Standard">
      <style:text-properties officeooo:paragraph-rsid="0014caed"/>
    </style:style>
    <style:style style:name="P3" style:family="paragraph" style:parent-style-name="Standard">
      <style:text-properties officeooo:paragraph-rsid="001b79cc"/>
    </style:style>
    <style:style style:name="P4" style:family="paragraph" style:parent-style-name="Standard">
      <style:text-properties officeooo:paragraph-rsid="001f8181"/>
    </style:style>
    <style:style style:name="P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paragraph-rsid="00197c87"/>
    </style:style>
    <style:style style:name="P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39c32" style:font-size-asian="10pt" style:font-size-complex="10pt"/>
    </style:style>
    <style:style style:name="P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4caed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97c87" style:font-size-asian="10pt" style:font-size-complex="10pt"/>
    </style:style>
    <style:style style:name="P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b79cc" style:font-size-asian="10pt" style:font-size-complex="10pt"/>
    </style:style>
    <style:style style:name="P1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1f8181" style:font-size-asian="10pt" style:font-size-complex="10pt"/>
    </style:style>
    <style:style style:name="P1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39c32" officeooo:paragraph-rsid="0023012f" style:font-size-asian="10pt" style:font-size-complex="10pt"/>
    </style:style>
    <style:style style:name="P1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16877c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197c87" style:font-size-asian="10pt" style:font-size-complex="10pt"/>
    </style:style>
    <style:style style:name="P1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1b79cc" style:font-size-asian="10pt" style:font-size-complex="10pt"/>
    </style:style>
    <style:style style:name="P1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1f8181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6877c" officeooo:paragraph-rsid="0023012f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97c87" officeooo:paragraph-rsid="00197c87" style:font-size-asian="10pt" style:font-size-complex="10pt"/>
    </style:style>
    <style:style style:name="P1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97c87" officeooo:paragraph-rsid="001b79cc" style:font-size-asian="10pt" style:font-size-complex="10pt"/>
    </style:style>
    <style:style style:name="P1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97c87" officeooo:paragraph-rsid="001f8181" style:font-size-asian="10pt" style:font-size-complex="10pt"/>
    </style:style>
    <style:style style:name="P2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197c87" officeooo:paragraph-rsid="0023012f" style:font-size-asian="10pt" style:font-size-complex="10pt"/>
    </style:style>
    <style:style style:name="P2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2124f7" officeooo:paragraph-rsid="002124f7" style:font-size-asian="10pt" style:font-size-complex="10pt"/>
    </style:style>
    <style:style style:name="P2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2124f7" officeooo:paragraph-rsid="0023012f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officeooo:rsid="0023012f" officeooo:paragraph-rsid="0023012f" style:font-size-asian="10pt" style:font-size-complex="10pt"/>
    </style:style>
    <style:style style:name="P2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fo:font-weight="bold" officeooo:rsid="00139c32" officeooo:paragraph-rsid="00139c32" style:font-size-asian="10pt" style:font-weight-asian="bold" style:font-size-complex="10pt" style:font-weight-complex="bold"/>
    </style:style>
    <style:style style:name="P2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size="10pt" fo:font-weight="bold" officeooo:paragraph-rsid="0014caed" style:font-size-asian="10pt" style:font-weight-asian="bold" style:font-size-complex="10pt" style:font-weight-complex="bold"/>
    </style:style>
    <style:style style:name="P2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139c32" style:font-size-asian="10pt" style:font-weight-asian="bold" style:font-size-complex="10pt" style:font-weight-complex="bold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14caed" style:font-size-asian="10pt" style:font-weight-asian="bold" style:font-size-complex="10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197c87" style:font-size-asian="10pt" style:font-weight-asian="bold" style:font-size-complex="10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1d6fb2" style:font-size-asian="10pt" style:font-weight-asian="bold" style:font-size-complex="10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39c32" officeooo:paragraph-rsid="0024afcd" style:font-size-asian="10pt" style:font-weight-asian="bold" style:font-size-complex="10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4caed" officeooo:paragraph-rsid="0014caed" style:font-size-asian="10pt" style:font-weight-asian="bold" style:font-size-complex="10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4caed" officeooo:paragraph-rsid="00197c87" style:font-size-asian="10pt" style:font-weight-asian="bold" style:font-size-complex="10pt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1bccdc" style:font-size-asian="10pt" style:font-weight-asian="bold" style:font-size-complex="10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1f6bff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1f8181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24afcd" style:font-size-asian="10pt" style:font-weight-asian="bold" style:font-size-complex="10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24afcd" officeooo:paragraph-rsid="0024afcd" style:font-size-asian="10pt" style:font-weight-asian="bold" style:font-size-complex="10pt" style:font-weight-complex="bold"/>
    </style:style>
    <style:style style:name="P3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1b79cc" style:font-size-asian="10pt" style:font-weight-asian="bold" style:font-size-complex="10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1f8181" style:font-size-asian="10pt" style:font-weight-asian="bold" style:font-size-complex="10pt" style:font-weight-complex="bold"/>
    </style:style>
    <style:style style:name="P4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bccdc" officeooo:paragraph-rsid="0023012f" style:font-size-asian="10pt" style:font-weight-asian="bold" style:font-size-complex="10pt" style:font-weight-complex="bold"/>
    </style:style>
    <style:style style:name="P4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d6fb2" officeooo:paragraph-rsid="001b79cc" style:font-size-asian="10pt" style:font-weight-asian="bold" style:font-size-complex="10pt" style:font-weight-complex="bold"/>
    </style:style>
    <style:style style:name="P4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d6fb2" officeooo:paragraph-rsid="001f8181" style:font-size-asian="10pt" style:font-weight-asian="bold" style:font-size-complex="10pt" style:font-weight-complex="bold"/>
    </style:style>
    <style:style style:name="P4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style:font-name="Latin Modern Mono Prop1" fo:font-size="10pt" fo:font-weight="bold" officeooo:rsid="001d6fb2" officeooo:paragraph-rsid="0023012f" style:font-size-asian="10pt" style:font-weight-asian="bold" style:font-size-complex="10pt" style:font-weight-complex="bold"/>
    </style:style>
    <style:style style:name="T1" style:family="text">
      <style:text-properties officeooo:rsid="00139c32"/>
    </style:style>
    <style:style style:name="T2" style:family="text">
      <style:text-properties style:font-name="Latin Modern Mono Prop1"/>
    </style:style>
    <style:style style:name="T3" style:family="text">
      <style:text-properties style:font-name="Latin Modern Mono Prop1" officeooo:rsid="0014caed"/>
    </style:style>
    <style:style style:name="T4" style:family="text">
      <style:text-properties style:font-name="Latin Modern Mono Prop1" fo:font-size="10pt" fo:font-weight="bold" officeooo:rsid="00197c87" style:font-size-asian="10pt" style:font-weight-asian="bold" style:font-size-complex="10pt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4caed"/>
    </style:style>
    <style:style style:name="T7" style:family="text">
      <style:text-properties fo:font-size="10pt" fo:font-weight="bold" officeooo:rsid="00139c32" style:font-size-asian="10pt" style:font-weight-asian="bold" style:font-size-complex="10pt" style:font-weight-complex="bold"/>
    </style:style>
    <style:style style:name="T8" style:family="text">
      <style:text-properties officeooo:rsid="001bccdc"/>
    </style:style>
    <style:style style:name="T9" style:family="text">
      <style:text-properties officeooo:rsid="001d6fb2"/>
    </style:style>
    <style:style style:name="T10" style:family="text">
      <style:text-properties style:font-name="Latin Modern Mono Prop"/>
    </style:style>
    <style:style style:name="T11" style:family="text">
      <style:text-properties style:font-name="Latin Modern Mono Prop" officeooo:rsid="001d6fb2"/>
    </style:style>
    <style:style style:name="T12" style:family="text">
      <style:text-properties style:font-name="Latin Modern Mono Prop" officeooo:rsid="001f6bff"/>
    </style:style>
    <style:style style:name="T13" style:family="text">
      <style:text-properties style:font-name="Latin Modern Mono Prop" officeooo:rsid="0024afcd"/>
    </style:style>
    <style:style style:name="T14" style:family="text">
      <style:text-properties style:font-name="MathJax_Main" officeooo:rsid="002124f7" style:font-name-asian="MathJax_Main" style:font-name-complex="MathJax_Main"/>
    </style:style>
    <style:style style:name="T15" style:family="text">
      <style:text-properties officeooo:rsid="0024af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">Contenus</text:p>
          </table:table-cell>
          <table:table-cell table:style-name="Tableau1.A1" office:value-type="string">
            <text:p text:style-name="P1">Capacité attendu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au1.1">
          <table:table-cell table:style-name="Tableau1.A2" office:value-type="string">
            <text:p text:style-name="Table_20_Contents">Représentation d’un texte en machine. Exemples des encodages ASCII, ISO-8859-1, Unicode</text:p>
          </table:table-cell>
          <table:table-cell table:style-name="Tableau1.A2" office:value-type="string">
            <text:p text:style-name="Table_20_Contents">C1.6 : Identifier l’intérêt des différents systèmes d’encodage.</text:p>
          </table:table-cell>
          <table:table-cell table:style-name="Tableau1.C2" office:value-type="string">
            <text:p text:style-name="Table_20_Contents">Aucune connaissance précise des normes d’encodage n’est exigible.</text:p>
          </table:table-cell>
        </table:table-row>
        <table:table-row table:style-name="Tableau1.1">
          <table:table-cell table:style-name="Tableau1.A3" office:value-type="string">
            <text:p text:style-name="Table_20_Contents"/>
          </table:table-cell>
          <table:table-cell table:style-name="Tableau1.A3" office:value-type="string">
            <text:p text:style-name="Table_20_Contents">C1.7 : Convertir un fichier texte dans</text:p>
            <text:p text:style-name="Table_20_Contents">différents formats d’encodage.</text:p>
          </table:table-cell>
          <table:table-cell table:style-name="Tableau1.C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ono Prop" svg:font-family="'Latin Modern Mono Prop'"/>
    <style:font-face style:name="Latin Modern Mono Prop1" svg:font-family="'Latin Modern Mono Pro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8:13:42.058666022</meta:creation-date>
    <meta:editing-duration>PT2H3M46S</meta:editing-duration>
    <meta:editing-cycles>14</meta:editing-cycles>
    <meta:generator>LibreOffice/7.3.7.2$Linux_X86_64 LibreOffice_project/30$Build-2</meta:generator>
    <dc:date>2022-11-20T11:49:22.202848298</dc:date>
    <meta:document-statistic meta:table-count="1" meta:image-count="0" meta:object-count="0" meta:page-count="1" meta:paragraph-count="8" meta:word-count="41" meta:character-count="319" meta:non-whitespace-character-count="286"/>
  </office:meta>
</office:document-meta>
</file>